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2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3" style:family="paragraph" style:parent-style-name="Standard">
      <style:text-properties fo:color="#000000" loext:opacity="100%" style:font-name="Cantarell Extra Bold" officeooo:rsid="00469030" officeooo:paragraph-rsid="00469030"/>
    </style:style>
    <style:style style:name="P4" style:family="paragraph" style:parent-style-name="Standard">
      <style:text-properties fo:color="#000000" loext:opacity="100%" style:font-name="Cantarell Extra Bold" officeooo:rsid="00469030" officeooo:paragraph-rsid="0049a022"/>
    </style:style>
    <style:style style:name="P5" style:family="paragraph" style:parent-style-name="Standard">
      <style:text-properties fo:color="#000000" loext:opacity="100%" style:font-name="Cantarell Extra Bold" officeooo:rsid="00469030" officeooo:paragraph-rsid="004b133c"/>
    </style:style>
    <style:style style:name="P6" style:family="paragraph" style:parent-style-name="Standard">
      <style:text-properties fo:color="#000000" loext:opacity="100%" style:font-name="Cantarell Extra Bold" officeooo:rsid="00469030" officeooo:paragraph-rsid="00519a7a"/>
    </style:style>
    <style:style style:name="P7" style:family="paragraph" style:parent-style-name="Standard">
      <style:text-properties fo:color="#000000" loext:opacity="100%" style:font-name="Cantarell Extra Bold" officeooo:rsid="00469030" officeooo:paragraph-rsid="005e4861"/>
    </style:style>
    <style:style style:name="P8" style:family="paragraph" style:parent-style-name="Standard">
      <style:text-properties fo:color="#000000" loext:opacity="100%" style:font-name="Cantarell Extra Bold" officeooo:rsid="0049a022" officeooo:paragraph-rsid="0049a022"/>
    </style:style>
    <style:style style:name="P9" style:family="paragraph" style:parent-style-name="Standard">
      <style:text-properties fo:color="#000000" loext:opacity="100%" style:font-name="Cantarell Extra Bold" officeooo:rsid="0049a022" officeooo:paragraph-rsid="00519a7a"/>
    </style:style>
    <style:style style:name="P10" style:family="paragraph" style:parent-style-name="Standard">
      <style:text-properties fo:color="#000000" loext:opacity="100%" style:font-name="Cantarell Extra Bold" officeooo:rsid="0049a022" officeooo:paragraph-rsid="005e4861"/>
    </style:style>
    <style:style style:name="P11" style:family="paragraph" style:parent-style-name="Standard">
      <style:text-properties fo:color="#000000" loext:opacity="100%" style:font-name="Cantarell Extra Bold" officeooo:rsid="004b133c" officeooo:paragraph-rsid="004b133c"/>
    </style:style>
    <style:style style:name="P12" style:family="paragraph" style:parent-style-name="Standard">
      <style:text-properties fo:color="#000000" loext:opacity="100%" style:font-name="Cantarell Extra Bold" officeooo:rsid="004bba87" officeooo:paragraph-rsid="004bba87"/>
    </style:style>
    <style:style style:name="P13" style:family="paragraph" style:parent-style-name="Standard">
      <style:text-properties fo:color="#000000" loext:opacity="100%" style:font-name="Cantarell Extra Bold" officeooo:rsid="004d7dd8" officeooo:paragraph-rsid="004d7dd8"/>
    </style:style>
    <style:style style:name="P14" style:family="paragraph" style:parent-style-name="Standard">
      <style:text-properties fo:color="#000000" loext:opacity="100%" style:font-name="Cantarell Extra Bold" officeooo:rsid="004d7dd8" officeooo:paragraph-rsid="005e4861"/>
    </style:style>
    <style:style style:name="P15" style:family="paragraph" style:parent-style-name="Standard">
      <style:text-properties fo:color="#000000" loext:opacity="100%" style:font-name="Cantarell Extra Bold" fo:font-weight="bold" officeooo:rsid="00469030" officeooo:paragraph-rsid="00469030" style:font-weight-asian="bold" style:font-weight-complex="bold"/>
    </style:style>
    <style:style style:name="P16" style:family="paragraph" style:parent-style-name="Standard">
      <style:text-properties fo:color="#000000" loext:opacity="100%" style:font-name="Cantarell Extra Bold" fo:font-weight="bold" officeooo:rsid="00469030" officeooo:paragraph-rsid="0049a022" style:font-weight-asian="bold" style:font-weight-complex="bold"/>
    </style:style>
    <style:style style:name="P17" style:family="paragraph" style:parent-style-name="Standard">
      <style:text-properties fo:color="#000000" loext:opacity="100%" style:font-name="Cantarell Extra Bold" fo:font-weight="bold" officeooo:rsid="00469030" officeooo:paragraph-rsid="004d7dd8" style:font-weight-asian="bold" style:font-weight-complex="bold"/>
    </style:style>
    <style:style style:name="P18" style:family="paragraph" style:parent-style-name="Standard">
      <style:text-properties fo:color="#000000" loext:opacity="100%" style:font-name="Cantarell Extra Bold" fo:font-weight="bold" officeooo:rsid="00469030" officeooo:paragraph-rsid="00519a7a" style:font-weight-asian="bold" style:font-weight-complex="bold"/>
    </style:style>
    <style:style style:name="P19" style:family="paragraph" style:parent-style-name="Standard">
      <style:text-properties fo:color="#000000" loext:opacity="100%" style:font-name="Cantarell Extra Bold" fo:font-weight="bold" officeooo:rsid="00469030" officeooo:paragraph-rsid="005e4861" style:font-weight-asian="bold" style:font-weight-complex="bold"/>
    </style:style>
    <style:style style:name="P20" style:family="paragraph" style:parent-style-name="Standard">
      <style:text-properties fo:color="#000000" loext:opacity="100%" style:font-name="Cantarell Extra Bold" fo:font-style="italic" officeooo:rsid="00469030" officeooo:paragraph-rsid="0049a022" style:font-style-asian="italic" style:font-style-complex="italic"/>
    </style:style>
    <style:style style:name="P21" style:family="paragraph" style:parent-style-name="Standard">
      <style:text-properties fo:color="#000000" loext:opacity="100%" style:font-name="Cantarell Extra Bold" fo:font-style="italic" officeooo:rsid="00469030" officeooo:paragraph-rsid="004d7dd8" style:font-style-asian="italic" style:font-style-complex="italic"/>
    </style:style>
    <style:style style:name="P22" style:family="paragraph" style:parent-style-name="Standard">
      <style:text-properties fo:color="#000000" loext:opacity="100%" style:font-name="Cantarell Extra Bold" fo:font-style="italic" officeooo:rsid="00469030" officeooo:paragraph-rsid="00519a7a" style:font-style-asian="italic" style:font-style-complex="italic"/>
    </style:style>
    <style:style style:name="P23" style:family="paragraph" style:parent-style-name="Standard">
      <style:text-properties fo:color="#000000" loext:opacity="100%" style:font-name="Cantarell Extra Bold" fo:font-style="italic" officeooo:rsid="00469030" officeooo:paragraph-rsid="00525315" style:font-style-asian="italic" style:font-style-complex="italic"/>
    </style:style>
    <style:style style:name="P24" style:family="paragraph" style:parent-style-name="Standard">
      <style:text-properties fo:color="#000000" loext:opacity="100%" style:font-name="Cantarell Extra Bold" fo:font-style="italic" officeooo:rsid="00469030" officeooo:paragraph-rsid="005e4861" style:font-style-asian="italic" style:font-style-complex="italic"/>
    </style:style>
    <style:style style:name="P25" style:family="paragraph" style:parent-style-name="Standard">
      <style:text-properties fo:color="#000000" loext:opacity="100%" style:font-name="Cantarell Extra Bold" officeooo:rsid="00512bfe" officeooo:paragraph-rsid="00512bfe"/>
    </style:style>
    <style:style style:name="P26" style:family="paragraph" style:parent-style-name="Standard">
      <style:text-properties fo:color="#000000" loext:opacity="100%" style:font-name="Cantarell Extra Bold" officeooo:rsid="0052d5fd" officeooo:paragraph-rsid="0052d5fd"/>
    </style:style>
    <style:style style:name="P27" style:family="paragraph" style:parent-style-name="Standard">
      <style:text-properties fo:color="#000000" loext:opacity="100%" style:font-name="Cantarell Extra Bold" officeooo:rsid="0052d5fd" officeooo:paragraph-rsid="00554edc"/>
    </style:style>
    <style:style style:name="P28" style:family="paragraph" style:parent-style-name="Standard">
      <style:text-properties fo:color="#000000" loext:opacity="100%" style:font-name="Cantarell Extra Bold" officeooo:rsid="0052d5fd" officeooo:paragraph-rsid="005f9389"/>
    </style:style>
    <style:style style:name="P29" style:family="paragraph" style:parent-style-name="Standard">
      <style:text-properties fo:color="#000000" loext:opacity="100%" style:font-name="Cantarell Extra Bold" officeooo:rsid="00519a7a" officeooo:paragraph-rsid="00519a7a"/>
    </style:style>
    <style:style style:name="P30" style:family="paragraph" style:parent-style-name="Standard">
      <style:text-properties fo:color="#000000" loext:opacity="100%" officeooo:rsid="00469030" officeooo:paragraph-rsid="004b133c"/>
    </style:style>
    <style:style style:name="P31" style:family="paragraph" style:parent-style-name="Standard">
      <style:text-properties fo:color="#000000" loext:opacity="100%" fo:font-style="italic" officeooo:rsid="00469030" officeooo:paragraph-rsid="004b133c" style:font-style-asian="italic" style:font-style-complex="italic"/>
    </style:style>
    <style:style style:name="P32" style:family="paragraph" style:parent-style-name="Standard">
      <style:text-properties fo:color="#000000" loext:opacity="100%" style:font-name="Cantarell Extra Bold" officeooo:rsid="0049a022" officeooo:paragraph-rsid="005e4861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antarell Extra Bold" officeooo:rsid="006016ed" officeooo:paragraph-rsid="006016ed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Cantarell Extra Bold" fo:font-weight="bold" officeooo:rsid="006016ed" officeooo:paragraph-rsid="006016ed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Cantarell Extra Bold" fo:font-weight="bold" officeooo:rsid="00512bfe" officeooo:paragraph-rsid="00512bfe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Cantarell Extra Bold" fo:font-weight="bold" officeooo:rsid="00226925" officeooo:paragraph-rsid="00226925" style:font-weight-asian="bold" style:font-weight-complex="bold"/>
    </style:style>
    <style:style style:name="P37" style:family="paragraph" style:parent-style-name="Standard">
      <style:text-properties fo:color="#000000" loext:opacity="100%" style:font-name="Cantarell Extra Bold" officeooo:rsid="004b133c" officeooo:paragraph-rsid="006016ed"/>
    </style:style>
    <style:style style:name="P38" style:family="paragraph" style:parent-style-name="Standard">
      <style:text-properties fo:color="#000000" loext:opacity="100%" style:font-name="Cantarell Extra Bold" officeooo:rsid="00469030" officeooo:paragraph-rsid="006016e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Cantarell Extra Bold" officeooo:rsid="0062103d" officeooo:paragraph-rsid="0062103d"/>
    </style:style>
    <style:style style:name="P40" style:family="paragraph" style:parent-style-name="Standard">
      <style:text-properties fo:color="#000000" loext:opacity="100%" style:font-name="Cantarell Extra Bold" officeooo:rsid="0062103d" officeooo:paragraph-rsid="0062103d"/>
    </style:style>
    <style:style style:name="P41" style:family="paragraph" style:parent-style-name="Standard">
      <style:text-properties fo:color="#000000" loext:opacity="100%" fo:font-style="italic" officeooo:rsid="00469030" officeooo:paragraph-rsid="006016ed" style:font-style-asian="italic" style:font-style-complex="italic"/>
    </style:style>
    <style:style style:name="T1" style:family="text">
      <style:text-properties officeooo:rsid="00469030"/>
    </style:style>
    <style:style style:name="T2" style:family="text">
      <style:text-properties officeooo:rsid="0049a022"/>
    </style:style>
    <style:style style:name="T3" style:family="text">
      <style:text-properties officeooo:rsid="004b133c"/>
    </style:style>
    <style:style style:name="T4" style:family="text">
      <style:text-properties officeooo:rsid="0034fae6"/>
    </style:style>
    <style:style style:name="T5" style:family="text">
      <style:text-properties style:font-name="Cantarell Extra Bold"/>
    </style:style>
    <style:style style:name="T6" style:family="text">
      <style:text-properties style:font-name="Cantarell Extra Bold" officeooo:rsid="0049a022"/>
    </style:style>
    <style:style style:name="T7" style:family="text">
      <style:text-properties style:font-name="Cantarell Extra Bold" officeooo:rsid="0034fae6"/>
    </style:style>
    <style:style style:name="T8" style:family="text">
      <style:text-properties style:font-name="Cantarell Extra Bold" officeooo:rsid="004b133c"/>
    </style:style>
    <style:style style:name="T9" style:family="text">
      <style:text-properties style:font-name="Cantarell Extra Bold" officeooo:rsid="004d7dd8"/>
    </style:style>
    <style:style style:name="T10" style:family="text">
      <style:text-properties officeooo:rsid="004d7dd8"/>
    </style:style>
    <style:style style:name="T11" style:family="text">
      <style:text-properties officeooo:rsid="00519a7a"/>
    </style:style>
    <style:style style:name="T12" style:family="text">
      <style:text-properties officeooo:rsid="00554edc"/>
    </style:style>
    <style:style style:name="T13" style:family="text">
      <style:text-properties officeooo:rsid="0059ce82"/>
    </style:style>
    <style:style style:name="T14" style:family="text">
      <style:text-properties officeooo:rsid="005f9389"/>
    </style:style>
    <style:style style:name="T15" style:family="text">
      <style:text-properties officeooo:rsid="00627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6"><text:span text:style-name="T11">Basic </text:span><text:span text:style-name="T1">counter</text:span></text:p>
      <text:p text:style-name="P2"/>
      <text:p text:style-name="P26">[counter.format chapter number]</text:p>
      <text:p text:style-name="P27">[counter.format <text:span text:style-name="T12">part</text:span> <text:span text:style-name="T12">letter_uppercase</text:span>]</text:p>
      <text:p text:style-name="P15"><text:span text:style-name="T2">chapter </text:span>[counter <text:span text:style-name="T10">chapter</text:span>] : <text:span text:style-name="T2">Introduction</text:span></text:p>
      <text:p text:style-name="P15"/>
      <text:p text:style-name="P13">Text of the introduction</text:p>
      <text:p text:style-name="P3"/>
      <text:p text:style-name="P17"><text:span text:style-name="T2">chapter </text:span>[counter <text:span text:style-name="T10">chapter</text:span>] : <text:span text:style-name="T2">Context</text:span></text:p>
      <text:p text:style-name="P4"/>
      <text:p text:style-name="P20">[counter <text:span text:style-name="T10">part</text:span>] <text:span text:style-name="T2">) political context</text:span></text:p>
      <text:p text:style-name="P4"/>
      <text:p text:style-name="P8">lorem ipsum</text:p>
      <text:p text:style-name="P4"/>
      <text:p text:style-name="P21">[counter <text:span text:style-name="T10">part</text:span>] <text:span text:style-name="T2">) geographical context</text:span></text:p>
      <text:p text:style-name="P4"/>
      <text:p text:style-name="P8">lorem ipsum 2</text:p>
      <text:p text:style-name="P8"/>
      <text:p text:style-name="P16"><text:span text:style-name="T3">chapter </text:span>[counter <text:span text:style-name="T10">chapter</text:span>] :<text:span text:style-name="T2"> </text:span><text:span text:style-name="T3">Solutions</text:span></text:p>
      <text:p text:style-name="P30"><text:span text:style-name="T5"/></text:p>
      <text:p text:style-name="P13">[counter.reset part]</text:p>
      <text:p text:style-name="P30"><text:span text:style-name="T5"/></text:p>
      <text:p text:style-name="P5">[for $solutions]</text:p>
      <text:p text:style-name="P31"><text:span text:style-name="T5">[counter </text:span><text:span text:style-name="T9">part</text:span><text:span text:style-name="T5">] </text:span><text:span text:style-name="T6">) </text:span><text:span text:style-name="T7">[foritem </text:span><text:span text:style-name="T8">title</text:span><text:span text:style-name="T7">]</text:span></text:p>
      <text:p text:style-name="P5"/>
      <text:p text:style-name="P5"><text:span text:style-name="T4">[foritem </text:span><text:span text:style-name="T3">paragraph</text:span><text:span text:style-name="T4">]</text:span></text:p>
      <text:p text:style-name="P11">[endfor]</text:p>
      <text:p text:style-name="P11"/>
      <text:p text:style-name="P17"><text:span text:style-name="T3">chapter </text:span>[counter <text:span text:style-name="T10">chapter</text:span>] :<text:span text:style-name="T2"> </text:span><text:span text:style-name="T3">Conclusion</text:span></text:p>
      <text:p text:style-name="P12"/>
      <text:p text:style-name="P12">Lorem ipsum </text:p>
      <text:p text:style-name="P12"/>
      <text:p text:style-name="P12"/>
      <text:p text:style-name="P35">Hierarchical counter</text:p>
      <text:p text:style-name="P25"/>
      <text:p text:style-name="P28">[counter.format <text:span text:style-name="T12">part</text:span> <text:span text:style-name="T12">letter_</text:span><text:span text:style-name="T14">lowercase</text:span>]</text:p>
      <text:p text:style-name="P29">[counter.reset chapter]</text:p>
      <text:p text:style-name="P18"><text:span text:style-name="T2">chapter </text:span>[counter <text:span text:style-name="T11">chapter</text:span>] : <text:span text:style-name="T2">Context</text:span></text:p>
      <text:p text:style-name="P14">[counter.reset part]</text:p>
      <text:p text:style-name="P22"><text:span text:style-name="T11">[counter.</text:span><text:span text:style-name="T13">last</text:span><text:span text:style-name="T11"> chapter].</text:span>[counter <text:span text:style-name="T11">part</text:span>] <text:span text:style-name="T2">) political context</text:span></text:p>
      <text:p text:style-name="P6"/>
      <text:p text:style-name="P9">lorem ipsum</text:p>
      <text:p text:style-name="P6"/>
      <text:p text:style-name="P23"><text:soft-page-break/><text:span text:style-name="T11">[counter.</text:span><text:span text:style-name="T13">last</text:span><text:span text:style-name="T11"> chapter].</text:span>[counter <text:span text:style-name="T11">part</text:span>] <text:span text:style-name="T2">) geographical context</text:span></text:p>
      <text:p text:style-name="P6"/>
      <text:p text:style-name="P9">lorem ipsum 2</text:p>
      <text:p text:style-name="P9"/>
      <text:p text:style-name="P19"><text:span text:style-name="T2">chapter </text:span>[counter <text:span text:style-name="T11">chapter</text:span>] : <text:span text:style-name="T2">Context</text:span></text:p>
      <text:p text:style-name="P14">[counter.reset part]</text:p>
      <text:p text:style-name="P24"><text:span text:style-name="T11">[counter.</text:span><text:span text:style-name="T13">last</text:span><text:span text:style-name="T11"> chapter].</text:span>[counter <text:span text:style-name="T11">part</text:span>] <text:span text:style-name="T2">) political context</text:span></text:p>
      <text:p text:style-name="P7"/>
      <text:p text:style-name="P10">lorem ipsum</text:p>
      <text:p text:style-name="P7"/>
      <text:p text:style-name="P24"><text:span text:style-name="T11">[counter.</text:span><text:span text:style-name="T13">last</text:span><text:span text:style-name="T11"> chapter].</text:span>[counter <text:span text:style-name="T11">part</text:span>] <text:span text:style-name="T2">) geographical context</text:span></text:p>
      <text:p text:style-name="P7"/>
      <text:p text:style-name="P10">lorem ipsum 2</text:p>
      <text:p text:style-name="P10"/>
      <text:p text:style-name="P34">Hidden counter and element counter.format</text:p>
      <text:p text:style-name="P33"/>
      <text:p text:style-name="P33">[counter.reset part]</text:p>
      <text:p text:style-name="P39">[counter.reset iterator]</text:p>
      <text:p text:style-name="P38">[for $solutions]</text:p>
      <text:p text:style-name="P41"><text:span text:style-name="T5">[counter </text:span><text:span text:style-name="T9">part</text:span><text:span text:style-name="T5">] </text:span><text:span text:style-name="T6">) </text:span><text:span text:style-name="T7">[foritem </text:span><text:span text:style-name="T8">title</text:span><text:span text:style-name="T7">]</text:span></text:p>
      <text:p text:style-name="P38"/>
      <text:p text:style-name="P38"><text:span text:style-name="T4">[foritem </text:span><text:span text:style-name="T3">paragraph</text:span><text:span text:style-name="T4">]</text:span></text:p>
      <text:p text:style-name="P40">[counter iterator hidden]</text:p>
      <text:p text:style-name="P37">[endfor]</text:p>
      <text:p text:style-name="P37"/>
      <text:p text:style-name="P40"><text:span text:style-name="T15">we displayed </text:span>[counter.last iterator] <text:span text:style-name="T15">solutio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11-20T09:28:28.556085198</dc:date>
    <meta:editing-duration>PT9H35M57S</meta:editing-duration>
    <meta:editing-cycles>63</meta:editing-cycles>
    <meta:generator>LibreOffice/7.6.2.1$Linux_X86_64 LibreOffice_project/60$Build-1</meta:generator>
    <meta:document-statistic meta:table-count="0" meta:image-count="0" meta:object-count="0" meta:page-count="2" meta:paragraph-count="42" meta:word-count="143" meta:character-count="1162" meta:non-whitespace-character-count="1060"/>
  </office:meta>
</office:document-meta>
</file>